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Iosevka Slab" svg:font-family="'Iosevka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26.7cm" table:align="margins"/>
    </style:style>
    <style:style style:name="Table1.A" style:family="table-column">
      <style:table-column-properties style:column-width="2.409cm" style:rel-column-width="5913*"/>
    </style:style>
    <style:style style:name="Table1.D" style:family="table-column">
      <style:table-column-properties style:column-width="14.132cm" style:rel-column-width="34687*"/>
    </style:style>
    <style:style style:name="Table1.E" style:family="table-column">
      <style:table-column-properties style:column-width="5.341cm" style:rel-column-width="13109*"/>
    </style:style>
    <style:style style:name="Table1.A1" style:family="table-cell">
      <style:table-cell-properties fo:padding="0.079cm" fo:border-left="1pt solid #000000" fo:border-right="none" fo:border-top="1pt solid #000000" fo:border-bottom="1pt solid #000000"/>
    </style:style>
    <style:style style:name="Table1.E1" style:family="table-cell">
      <style:table-cell-properties fo:padding="0.079cm" fo:border="1pt solid #000000"/>
    </style:style>
    <style:style style:name="Table1.A2" style:family="table-cell">
      <style:table-cell-properties fo:padding="0.079cm" fo:border-left="1pt solid #000000" fo:border-right="none" fo:border-top="none" fo:border-bottom="1pt solid #000000"/>
    </style:style>
    <style:style style:name="Table1.E2" style:family="table-cell">
      <style:table-cell-properties fo:padding="0.079cm" fo:border-left="1pt solid #000000" fo:border-right="1pt solid #000000" fo:border-top="none" fo:border-bottom="1pt solid #000000"/>
    </style:style>
    <style:style style:name="P1" style:family="paragraph" style:parent-style-name="Standard">
      <style:text-properties style:font-name="Iosevka Slab" fo:font-size="10pt" fo:font-weight="bold" officeooo:rsid="001d7f2d" officeooo:paragraph-rsid="001d7f2d" style:font-size-asian="8.75pt" style:font-weight-asian="bold" style:font-size-complex="10pt" style:font-weight-complex="bold"/>
    </style:style>
    <style:style style:name="P2" style:family="paragraph" style:parent-style-name="Standard">
      <style:text-properties style:font-name="Iosevka Slab" fo:font-size="10pt" style:text-underline-style="none" fo:font-weight="bold" officeooo:rsid="001d7f2d" officeooo:paragraph-rsid="001d7f2d" style:font-size-asian="8.75pt" style:font-weight-asian="bold" style:font-size-complex="10pt" style:font-weight-complex="bold"/>
    </style:style>
    <style:style style:name="P3" style:family="paragraph" style:parent-style-name="Standard">
      <style:text-properties style:font-name="Iosevka Slab" fo:font-size="10pt" style:text-underline-style="none" fo:font-weight="normal" officeooo:rsid="001d7f2d" officeooo:paragraph-rsid="001d7f2d" style:font-size-asian="8.75pt" style:font-weight-asian="normal" style:font-size-complex="10pt" style:font-weight-complex="normal"/>
    </style:style>
    <style:style style:name="P4" style:family="paragraph" style:parent-style-name="Table_20_Contents">
      <style:text-properties style:font-name="Iosevka Slab" fo:font-size="9.39999961853027pt" style:font-size-asian="9.39999961853027pt" style:font-size-complex="9.39999961853027pt"/>
    </style:style>
    <style:style style:name="P5" style:family="paragraph" style:parent-style-name="Table_20_Contents">
      <style:text-properties style:font-name="Iosevka Slab" fo:font-size="10pt" style:font-size-asian="10pt" style:font-size-complex="10pt"/>
    </style:style>
    <style:style style:name="T1" style:family="text">
      <style:text-properties officeooo:rsid="001d7f2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UNICATIONS LOGBOOK <text:s text:c="7"/><text:span text:style-name="T2">CALLSIGN </text:span><text:span text:style-name="T3"><text:s text:c="22"/></text:span><text:span text:style-name="T2"><text:s text:c="4"/>H.F. </text:span><text:span text:style-name="T3"><text:s text:c="22"/></text:span><text:span text:style-name="T2"><text:s text:c="4"/>TAC </text:span><text:span text:style-name="T3"><text:s text:c="22"/></text:span><text:span text:style-name="T2"><text:s text:c="4"/></text:span>DATE<text:span text:style-name="T2"> </text:span><text:span text:style-name="T3"><text:s text:c="23"/></text:span></text:p>
      <text:p text:style-name="P3"/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row table:style-name="TableLine89667632">
          <table:table-cell table:style-name="Table1.A1" office:value-type="string">
            <text:p text:style-name="P5"><text:s/><text:span text:style-name="T1">TIME</text:span></text:p>
          </table:table-cell>
          <table:table-cell table:style-name="Table1.A1" office:value-type="string">
            <text:p text:style-name="P5"><text:s/><text:span text:style-name="T1">FROM</text:span></text:p>
          </table:table-cell>
          <table:table-cell table:style-name="Table1.A1" office:value-type="string">
            <text:p text:style-name="P5"><text:s/><text:span text:style-name="T1">TO</text:span></text:p>
          </table:table-cell>
          <table:table-cell table:style-name="Table1.A1" office:value-type="string">
            <text:p text:style-name="P5"><text:s/><text:span text:style-name="T1">Text of Unregistered Message / event / or Identity of Formal Message</text:span></text:p>
          </table:table-cell>
          <table:table-cell table:style-name="Table1.E1" office:value-type="string">
            <text:p text:style-name="P5"><text:s/><text:span text:style-name="T1">Circuit / System / Mode</text:span></text:p>
          </table:table-cell>
        </table:table-row>
        <table:table-row table:style-name="TableLine74179856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 table:style-name="TableLine74182096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 table:style-name="TableLine74183152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 table:style-name="TableLine74184528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 table:style-name="TableLine74185664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 table:style-name="TableLine74186832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 table:style-name="TableLine74183872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 table:style-name="TableLine74188992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 table:style-name="TableLine74190128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 table:style-name="TableLine74191344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 table:style-name="TableLine74192560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 table:style-name="TableLine74193776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 table:style-name="TableLine74194992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 table:style-name="TableLine74196208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 table:style-name="TableLine74197424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 table:style-name="TableLine74198640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 table:style-name="TableLine74200128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 table:style-name="TableLine74201344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 table:style-name="TableLine74202560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 table:style-name="TableLine74203776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 table:style-name="TableLine74204992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 table:style-name="TableLine74206208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 table:style-name="TableLine74207424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 table:style-name="TableLine74208640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 table:style-name="TableLine74208640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4"/>
          </table:table-cell>
        </table:table-row>
      </table:table>
      <text:p text:style-name="P3"/>
      <text:p text:style-name="P3"/>
      <text:p text:style-name="P2"><text:span text:style-name="T2">NCO I/C COMMS </text:span><text:span text:style-name="T3"><text:s text:c="46"/></text:span><text:span text:style-name="T2"><text:s text:c="15"/>LA 36 (NS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Iosevka Slab" svg:font-family="'Iosevka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5T16:03:15.317847410</meta:creation-date>
    <dc:date>2021-07-15T16:40:50.485818507</dc:date>
    <meta:editing-duration>PT7M46S</meta:editing-duration>
    <meta:editing-cycles>4</meta:editing-cycles>
    <meta:generator>LibreOffice/7.0.6.2$Linux_X86_64 LibreOffice_project/00$Build-2</meta:generator>
    <meta:document-statistic meta:table-count="1" meta:image-count="0" meta:object-count="0" meta:page-count="1" meta:paragraph-count="7" meta:word-count="32" meta:character-count="345" meta:non-whitespace-character-count="145"/>
  </office:meta>
</office:document-meta>
</file>